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20pt" officeooo:rsid="00055b95" officeooo:paragraph-rsid="00055b95" style:font-size-asian="20pt" style:font-size-complex="20pt"/>
    </style:style>
    <style:style style:name="P2" style:family="paragraph" style:parent-style-name="Header">
      <style:paragraph-properties fo:text-align="center" style:justify-single-word="false"/>
      <style:text-properties fo:font-size="16pt" officeooo:rsid="00055b95" officeooo:paragraph-rsid="00055b95" style:font-size-asian="14pt" style:font-size-complex="16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Standard">
      <style:text-properties officeooo:rsid="00055b95" officeooo:paragraph-rsid="000a56d2"/>
    </style:style>
    <style:style style:name="P5" style:family="paragraph" style:parent-style-name="Standard">
      <style:text-properties officeooo:rsid="00055b95" officeooo:paragraph-rsid="000bbc07"/>
    </style:style>
    <style:style style:name="P6" style:family="paragraph" style:parent-style-name="Standard">
      <style:text-properties fo:font-size="14pt" style:text-underline-style="solid" style:text-underline-width="auto" style:text-underline-color="font-color" officeooo:rsid="00055b95" officeooo:paragraph-rsid="0005b861" style:font-size-asian="14pt" style:font-size-complex="14pt"/>
    </style:style>
    <style:style style:name="P7" style:family="paragraph" style:parent-style-name="Standard">
      <style:text-properties fo:font-size="14pt" style:text-underline-style="solid" style:text-underline-width="auto" style:text-underline-color="font-color" officeooo:rsid="00055b95" officeooo:paragraph-rsid="000a56d2" style:font-size-asian="14pt" style:font-size-complex="14pt"/>
    </style:style>
    <style:style style:name="P8" style:family="paragraph" style:parent-style-name="Standard">
      <style:text-properties fo:font-size="14pt" style:text-underline-style="solid" style:text-underline-width="auto" style:text-underline-color="font-color" officeooo:rsid="00055b95" officeooo:paragraph-rsid="000bbc07" style:font-size-asian="14pt" style:font-size-complex="14pt"/>
    </style:style>
    <style:style style:name="P9" style:family="paragraph" style:parent-style-name="Standard">
      <style:text-properties fo:font-size="14pt" style:text-underline-style="solid" style:text-underline-width="auto" style:text-underline-color="font-color" officeooo:rsid="00055b95" officeooo:paragraph-rsid="0005b861" style:font-size-asian="12.25pt" style:font-size-complex="14pt"/>
    </style:style>
    <style:style style:name="P10" style:family="paragraph" style:parent-style-name="Standard">
      <style:text-properties fo:font-size="14pt" style:text-underline-style="solid" style:text-underline-width="auto" style:text-underline-color="font-color" officeooo:rsid="00055b95" officeooo:paragraph-rsid="000a56d2" style:font-size-asian="12.25pt" style:font-size-complex="14pt"/>
    </style:style>
    <style:style style:name="P11" style:family="paragraph" style:parent-style-name="Standard">
      <style:text-properties fo:font-size="14pt" style:text-underline-style="solid" style:text-underline-width="auto" style:text-underline-color="font-color" officeooo:rsid="00055b95" officeooo:paragraph-rsid="000bbc07" style:font-size-asian="12.25pt" style:font-size-complex="14pt"/>
    </style:style>
    <style:style style:name="P12" style:family="paragraph" style:parent-style-name="Standard">
      <style:text-properties fo:font-size="14pt" style:text-underline-style="solid" style:text-underline-width="auto" style:text-underline-color="font-color" officeooo:rsid="00055b95" officeooo:paragraph-rsid="0016037f" style:font-size-asian="12.25pt" style:font-size-complex="14pt"/>
    </style:style>
    <style:style style:name="P13" style:family="paragraph" style:parent-style-name="Standard">
      <style:text-properties fo:font-size="14pt" style:text-underline-style="solid" style:text-underline-width="auto" style:text-underline-color="font-color" officeooo:rsid="0008f681" officeooo:paragraph-rsid="0008f681" style:font-size-asian="12.25pt" style:font-size-complex="14pt"/>
    </style:style>
    <style:style style:name="P14" style:family="paragraph" style:parent-style-name="Standard">
      <style:text-properties fo:font-size="14pt" style:text-underline-style="solid" style:text-underline-width="auto" style:text-underline-color="font-color" officeooo:rsid="0008f681" officeooo:paragraph-rsid="000bbc07" style:font-size-asian="12.25pt" style:font-size-complex="14pt"/>
    </style:style>
    <style:style style:name="P15" style:family="paragraph" style:parent-style-name="Standard">
      <style:text-properties officeooo:paragraph-rsid="0005b861"/>
    </style:style>
    <style:style style:name="P16" style:family="paragraph" style:parent-style-name="Standard">
      <style:text-properties fo:font-size="16pt" style:text-underline-style="solid" style:text-underline-width="auto" style:text-underline-color="font-color" officeooo:rsid="00055b95" officeooo:paragraph-rsid="0005b861" style:font-size-asian="16pt" style:font-size-complex="16pt"/>
    </style:style>
    <style:style style:name="P17" style:family="paragraph" style:parent-style-name="Standard">
      <style:text-properties fo:font-size="16pt" style:text-underline-style="solid" style:text-underline-width="auto" style:text-underline-color="font-color" officeooo:rsid="00055b95" officeooo:paragraph-rsid="000a56d2" style:font-size-asian="16pt" style:font-size-complex="16pt"/>
    </style:style>
    <style:style style:name="P18" style:family="paragraph" style:parent-style-name="Standard">
      <style:text-properties fo:font-size="16pt" style:text-underline-style="solid" style:text-underline-width="auto" style:text-underline-color="font-color" officeooo:rsid="00055b95" officeooo:paragraph-rsid="000bbc07" style:font-size-asian="16pt" style:font-size-complex="16pt"/>
    </style:style>
    <style:style style:name="P19" style:family="paragraph" style:parent-style-name="Standard">
      <style:text-properties officeooo:paragraph-rsid="0008f681"/>
    </style:style>
    <style:style style:name="P20" style:family="paragraph" style:parent-style-name="Standard">
      <style:text-properties officeooo:paragraph-rsid="000a56d2"/>
    </style:style>
    <style:style style:name="P21" style:family="paragraph" style:parent-style-name="Standard">
      <style:text-properties officeooo:paragraph-rsid="000bbc07"/>
    </style:style>
    <style:style style:name="P22" style:family="paragraph" style:parent-style-name="Standard">
      <style:text-properties officeooo:rsid="000d6a3d" officeooo:paragraph-rsid="000d6a3d"/>
    </style:style>
    <style:style style:name="P23" style:family="paragraph" style:parent-style-name="Standard">
      <style:text-properties officeooo:paragraph-rsid="0016037f"/>
    </style:style>
    <style:style style:name="P24" style:family="paragraph" style:parent-style-name="Standard">
      <style:text-properties fo:font-size="12pt" style:text-underline-style="none" officeooo:rsid="0005b861" officeooo:paragraph-rsid="0005b861" style:font-size-asian="10.5pt" style:font-size-complex="12pt"/>
    </style:style>
    <style:style style:name="P25" style:family="paragraph" style:parent-style-name="Standard">
      <style:text-properties fo:font-size="12pt" style:text-underline-style="none" officeooo:rsid="0008f681" officeooo:paragraph-rsid="0008f681" style:font-size-asian="10.5pt" style:font-size-complex="12pt"/>
    </style:style>
    <style:style style:name="P26" style:family="paragraph" style:parent-style-name="Standard">
      <style:text-properties fo:font-size="12pt" style:text-underline-style="none" officeooo:rsid="0008f681" officeooo:paragraph-rsid="000bbc07" style:font-size-asian="10.5pt" style:font-size-complex="12pt"/>
    </style:style>
    <style:style style:name="P27" style:family="paragraph" style:parent-style-name="Standard">
      <style:paragraph-properties fo:break-before="page"/>
      <style:text-properties officeooo:paragraph-rsid="0005b861"/>
    </style:style>
    <style:style style:name="P28" style:family="paragraph" style:parent-style-name="Standard">
      <style:paragraph-properties fo:break-before="page"/>
      <style:text-properties officeooo:paragraph-rsid="000a56d2"/>
    </style:style>
    <style:style style:name="P29" style:family="paragraph" style:parent-style-name="Standard">
      <style:paragraph-properties fo:break-before="page"/>
      <style:text-properties officeooo:paragraph-rsid="000bbc07"/>
    </style:style>
    <style:style style:name="P30" style:family="paragraph" style:parent-style-name="Standard" style:list-style-name="L1">
      <style:text-properties fo:font-size="12pt" style:text-underline-style="none" officeooo:rsid="00055b95" officeooo:paragraph-rsid="0005b861" style:font-size-asian="12pt" style:font-size-complex="12pt"/>
    </style:style>
    <style:style style:name="P31" style:family="paragraph" style:parent-style-name="Standard" style:list-style-name="L3">
      <style:text-properties fo:font-size="12pt" style:text-underline-style="none" officeooo:rsid="00055b95" officeooo:paragraph-rsid="0005b861" style:font-size-asian="10.5pt" style:font-size-complex="12pt"/>
    </style:style>
    <style:style style:name="P32" style:family="paragraph" style:parent-style-name="Standard" style:list-style-name="L6">
      <style:text-properties fo:font-size="12pt" style:text-underline-style="none" officeooo:rsid="00055b95" officeooo:paragraph-rsid="0005b861" style:font-size-asian="10.5pt" style:font-size-complex="12pt"/>
    </style:style>
    <style:style style:name="P33" style:family="paragraph" style:parent-style-name="Standard">
      <style:text-properties fo:font-size="12pt" style:text-underline-style="none" officeooo:rsid="00055b95" officeooo:paragraph-rsid="00193c27" style:font-size-asian="10.5pt" style:font-size-complex="12pt"/>
    </style:style>
    <style:style style:name="P34" style:family="paragraph" style:parent-style-name="Standard">
      <style:text-properties fo:font-size="12pt" style:text-underline-style="none" officeooo:rsid="00055b95" officeooo:paragraph-rsid="0019a790" style:font-size-asian="10.5pt" style:font-size-complex="12pt"/>
    </style:style>
    <style:style style:name="P35" style:family="paragraph" style:parent-style-name="Standard">
      <style:text-properties fo:font-size="12pt" style:text-underline-style="none" officeooo:rsid="00055b95" officeooo:paragraph-rsid="001adafa" style:font-size-asian="10.5pt" style:font-size-complex="12pt"/>
    </style:style>
    <style:style style:name="P36" style:family="paragraph" style:parent-style-name="Standard" style:list-style-name="L3">
      <style:text-properties fo:font-size="12pt" style:text-underline-style="none" officeooo:rsid="00074280" officeooo:paragraph-rsid="00074280" style:font-size-asian="10.5pt" style:font-size-complex="12pt"/>
    </style:style>
    <style:style style:name="P37" style:family="paragraph" style:parent-style-name="Standard" style:list-style-name="L4">
      <style:text-properties fo:font-size="12pt" style:text-underline-style="none" officeooo:rsid="0005b861" officeooo:paragraph-rsid="0016037f" style:font-size-asian="10.5pt" style:font-size-complex="12pt"/>
    </style:style>
    <style:style style:name="P38" style:family="paragraph" style:parent-style-name="Standard" style:list-style-name="L6">
      <style:text-properties fo:font-size="12pt" style:text-underline-style="none" officeooo:rsid="0007c104" officeooo:paragraph-rsid="0007c104" style:font-size-asian="10.5pt" style:font-size-complex="12pt"/>
    </style:style>
    <style:style style:name="P39" style:family="paragraph" style:parent-style-name="Standard" style:list-style-name="L8">
      <style:text-properties fo:font-size="12pt" style:text-underline-style="none" officeooo:rsid="0007c104" officeooo:paragraph-rsid="0007c104" style:font-size-asian="10.5pt" style:font-size-complex="12pt"/>
    </style:style>
    <style:style style:name="P40" style:family="paragraph" style:parent-style-name="Standard" style:list-style-name="L6">
      <style:text-properties fo:font-size="12pt" style:text-underline-style="none" officeooo:rsid="0010b59f" officeooo:paragraph-rsid="0010b59f" style:font-size-asian="10.5pt" style:font-size-complex="12pt"/>
    </style:style>
    <style:style style:name="P41" style:family="paragraph" style:parent-style-name="Standard" style:list-style-name="L6">
      <style:text-properties fo:font-size="12pt" style:text-underline-style="none" officeooo:rsid="00119a19" officeooo:paragraph-rsid="00119a19" style:font-size-asian="10.5pt" style:font-size-complex="12pt"/>
    </style:style>
    <style:style style:name="P42" style:family="paragraph" style:parent-style-name="Standard" style:list-style-name="L9">
      <style:text-properties fo:font-size="12pt" style:text-underline-style="none" officeooo:rsid="0008f681" officeooo:paragraph-rsid="00193c27" style:font-size-asian="10.5pt" style:font-size-complex="12pt"/>
    </style:style>
    <style:style style:name="P43" style:family="paragraph" style:parent-style-name="Standard" style:list-style-name="L10">
      <style:text-properties fo:font-size="12pt" style:text-underline-style="none" officeooo:rsid="0008f681" officeooo:paragraph-rsid="0008f681" style:font-size-asian="10.5pt" style:font-size-complex="12pt"/>
    </style:style>
    <style:style style:name="P44" style:family="paragraph" style:parent-style-name="Standard" style:list-style-name="L11">
      <style:text-properties fo:font-size="12pt" style:text-underline-style="none" officeooo:rsid="0008f681" officeooo:paragraph-rsid="0008f681" style:font-size-asian="10.5pt" style:font-size-complex="12pt"/>
    </style:style>
    <style:style style:name="P45" style:family="paragraph" style:parent-style-name="Standard" style:list-style-name="L10">
      <style:text-properties fo:font-size="12pt" style:text-underline-style="none" officeooo:rsid="000bbc07" officeooo:paragraph-rsid="000bbc07" style:font-size-asian="10.5pt" style:font-size-complex="12pt"/>
    </style:style>
    <style:style style:name="P46" style:family="paragraph" style:parent-style-name="Standard" style:list-style-name="L9">
      <style:text-properties fo:font-size="12pt" style:text-underline-style="none" officeooo:rsid="000bbc07" officeooo:paragraph-rsid="000bbc07" style:font-size-asian="10.5pt" style:font-size-complex="12pt"/>
    </style:style>
    <style:style style:name="P47" style:family="paragraph" style:parent-style-name="Standard" style:list-style-name="L14">
      <style:text-properties fo:font-size="12pt" style:text-underline-style="none" officeooo:rsid="000bbc07" officeooo:paragraph-rsid="000bbc07" style:font-size-asian="10.5pt" style:font-size-complex="12pt"/>
    </style:style>
    <style:style style:name="P48" style:family="paragraph" style:parent-style-name="Standard" style:list-style-name="L15">
      <style:text-properties fo:font-size="12pt" style:text-underline-style="none" officeooo:rsid="000bbc07" officeooo:paragraph-rsid="000bbc07" style:font-size-asian="10.5pt" style:font-size-complex="12pt"/>
    </style:style>
    <style:style style:name="P49" style:family="paragraph" style:parent-style-name="Standard" style:list-style-name="L16">
      <style:text-properties fo:font-size="12pt" style:text-underline-style="none" officeooo:rsid="000bbc07" officeooo:paragraph-rsid="000bbc07" style:font-size-asian="10.5pt" style:font-size-complex="12pt"/>
    </style:style>
    <style:style style:name="P50" style:family="paragraph" style:parent-style-name="Standard" style:list-style-name="L9">
      <style:text-properties fo:font-size="12pt" style:text-underline-style="none" officeooo:rsid="000a56d2" officeooo:paragraph-rsid="000a56d2" style:font-size-asian="10.5pt" style:font-size-complex="12pt"/>
    </style:style>
    <style:style style:name="P51" style:family="paragraph" style:parent-style-name="Standard" style:list-style-name="L12">
      <style:text-properties fo:font-size="12pt" style:text-underline-style="none" officeooo:rsid="000a56d2" officeooo:paragraph-rsid="000a56d2" style:font-size-asian="10.5pt" style:font-size-complex="12pt"/>
    </style:style>
    <style:style style:name="P52" style:family="paragraph" style:parent-style-name="Standard" style:list-style-name="L17">
      <style:text-properties fo:font-size="12pt" style:text-underline-style="none" officeooo:rsid="000a56d2" officeooo:paragraph-rsid="000bbc07" style:font-size-asian="10.5pt" style:font-size-complex="12pt"/>
    </style:style>
    <style:style style:name="P53" style:family="paragraph" style:parent-style-name="Standard" style:list-style-name="L9">
      <style:text-properties fo:font-size="12pt" style:text-underline-style="none" officeooo:rsid="000e968b" officeooo:paragraph-rsid="000e968b" style:font-size-asian="10.5pt" style:font-size-complex="12pt"/>
    </style:style>
    <style:style style:name="P54" style:family="paragraph" style:parent-style-name="Standard" style:list-style-name="L12">
      <style:text-properties fo:font-size="12pt" style:text-underline-style="none" officeooo:rsid="000e968b" officeooo:paragraph-rsid="000e968b" style:font-size-asian="10.5pt" style:font-size-complex="12pt"/>
    </style:style>
    <style:style style:name="P55" style:family="paragraph" style:parent-style-name="Standard" style:list-style-name="L13">
      <style:text-properties fo:font-size="12pt" style:text-underline-style="none" officeooo:rsid="000e968b" officeooo:paragraph-rsid="000e968b" style:font-size-asian="10.5pt" style:font-size-complex="12pt"/>
    </style:style>
    <style:style style:name="P56" style:family="paragraph" style:parent-style-name="Standard" style:list-style-name="L12">
      <style:text-properties fo:font-size="12pt" style:text-underline-style="none" officeooo:rsid="000d6a3d" officeooo:paragraph-rsid="000d6a3d" style:font-size-asian="10.5pt" style:font-size-complex="12pt"/>
    </style:style>
    <style:style style:name="P57" style:family="paragraph" style:parent-style-name="Standard" style:list-style-name="L12">
      <style:text-properties fo:font-size="12pt" style:text-underline-style="none" officeooo:rsid="000d458c" officeooo:paragraph-rsid="000d458c" style:font-size-asian="10.5pt" style:font-size-complex="12pt"/>
    </style:style>
    <style:style style:name="P58" style:family="paragraph" style:parent-style-name="Standard" style:list-style-name="L9">
      <style:text-properties fo:font-size="12pt" style:text-underline-style="none" officeooo:rsid="000ce953" officeooo:paragraph-rsid="000ce953" style:font-size-asian="10.5pt" style:font-size-complex="12pt"/>
    </style:style>
    <style:style style:name="P59" style:family="paragraph" style:parent-style-name="Standard" style:list-style-name="L9">
      <style:text-properties fo:font-size="12pt" style:text-underline-style="none" officeooo:rsid="001862ac" officeooo:paragraph-rsid="001862ac" style:font-size-asian="10.5pt" style:font-size-complex="12pt"/>
    </style:style>
    <style:style style:name="P60" style:family="paragraph" style:parent-style-name="Standard" style:list-style-name="L9">
      <style:text-properties fo:font-size="12pt" style:text-underline-style="none" officeooo:rsid="001862ac" officeooo:paragraph-rsid="0019a790" style:font-size-asian="10.5pt" style:font-size-complex="12pt"/>
    </style:style>
    <style:style style:name="P61" style:family="paragraph" style:parent-style-name="Standard" style:list-style-name="L11">
      <style:text-properties fo:font-size="12pt" style:text-underline-style="none" officeooo:rsid="00193c27" officeooo:paragraph-rsid="00193c27" style:font-size-asian="10.5pt" style:font-size-complex="12pt"/>
    </style:style>
    <style:style style:name="P62" style:family="paragraph" style:parent-style-name="Standard" style:list-style-name="L14">
      <style:text-properties fo:font-size="12pt" style:text-underline-style="none" officeooo:rsid="00193c27" officeooo:paragraph-rsid="00193c27" style:font-size-asian="10.5pt" style:font-size-complex="12pt"/>
    </style:style>
    <style:style style:name="P63" style:family="paragraph" style:parent-style-name="Standard" style:list-style-name="L18">
      <style:text-properties fo:font-size="12pt" style:text-underline-style="none" officeooo:rsid="00193c27" officeooo:paragraph-rsid="00193c27" style:font-size-asian="10.5pt" style:font-size-complex="12pt"/>
    </style:style>
    <style:style style:name="P64" style:family="paragraph" style:parent-style-name="Standard">
      <style:text-properties fo:font-size="12pt" style:text-underline-style="none" officeooo:rsid="00193c27" officeooo:paragraph-rsid="00193c27" style:font-size-asian="10.5pt" style:font-size-complex="12pt"/>
    </style:style>
    <style:style style:name="P65" style:family="paragraph" style:parent-style-name="Standard">
      <style:text-properties fo:font-size="12pt" style:text-underline-style="none" officeooo:rsid="00170182" officeooo:paragraph-rsid="000bbc07" style:font-size-asian="10.5pt" style:font-size-complex="12pt"/>
    </style:style>
    <style:style style:name="P66" style:family="paragraph" style:parent-style-name="Standard">
      <style:text-properties fo:font-size="12pt" style:text-underline-style="none" officeooo:rsid="00170182" officeooo:paragraph-rsid="00193c27" style:font-size-asian="10.5pt" style:font-size-complex="12pt"/>
    </style:style>
    <style:style style:name="P67" style:family="paragraph" style:parent-style-name="Standard" style:list-style-name="L9">
      <style:text-properties fo:font-size="12pt" style:text-underline-style="none" officeooo:rsid="00170182" officeooo:paragraph-rsid="00193c27" style:font-size-asian="10.5pt" style:font-size-complex="12pt"/>
    </style:style>
    <style:style style:name="P68" style:family="paragraph" style:parent-style-name="Standard" style:list-style-name="L9">
      <style:text-properties fo:font-size="12pt" style:text-underline-style="none" officeooo:rsid="00170182" officeooo:paragraph-rsid="0019a790" style:font-size-asian="10.5pt" style:font-size-complex="12pt"/>
    </style:style>
    <style:style style:name="P69" style:family="paragraph" style:parent-style-name="Standard">
      <style:text-properties fo:font-size="12pt" style:text-underline-style="none" officeooo:rsid="00170182" officeooo:paragraph-rsid="001adafa" style:font-size-asian="10.5pt" style:font-size-complex="12pt"/>
    </style:style>
    <style:style style:name="P70" style:family="paragraph" style:parent-style-name="Standard">
      <style:text-properties fo:font-size="12pt" style:text-underline-style="none" officeooo:rsid="0017979d" officeooo:paragraph-rsid="00193c27" style:font-size-asian="10.5pt" style:font-size-complex="12pt"/>
    </style:style>
    <style:style style:name="P71" style:family="paragraph" style:parent-style-name="Standard" style:list-style-name="L9">
      <style:text-properties fo:font-size="12pt" style:text-underline-style="none" officeooo:rsid="0017979d" officeooo:paragraph-rsid="0019a790" style:font-size-asian="10.5pt" style:font-size-complex="12pt"/>
    </style:style>
    <style:style style:name="P72" style:family="paragraph" style:parent-style-name="Standard" style:list-style-name="L19">
      <style:text-properties fo:font-size="12pt" style:text-underline-style="none" officeooo:rsid="0019a790" officeooo:paragraph-rsid="0019a790" style:font-size-asian="10.5pt" style:font-size-complex="12pt"/>
    </style:style>
    <style:style style:name="P73" style:family="paragraph" style:parent-style-name="Standard" style:list-style-name="L20">
      <style:text-properties fo:font-size="12pt" style:text-underline-style="none" officeooo:rsid="001adafa" officeooo:paragraph-rsid="001adafa" style:font-size-asian="10.5pt" style:font-size-complex="12pt"/>
    </style:style>
    <style:style style:name="P74" style:family="paragraph" style:parent-style-name="Standard" style:list-style-name="L21">
      <style:text-properties fo:font-size="12pt" style:text-underline-style="none" officeooo:rsid="001adafa" officeooo:paragraph-rsid="001adafa" style:font-size-asian="10.5pt" style:font-size-complex="12pt"/>
    </style:style>
    <style:style style:name="P75" style:family="paragraph" style:parent-style-name="Standard" style:list-style-name="L9">
      <style:text-properties fo:font-size="12pt" style:text-underline-style="none" officeooo:rsid="001adafa" officeooo:paragraph-rsid="001adafa" style:font-size-asian="10.5pt" style:font-size-complex="12pt"/>
    </style:style>
    <style:style style:name="P76" style:family="paragraph" style:parent-style-name="Standard" style:list-style-name="L22">
      <style:text-properties fo:font-size="12pt" style:text-underline-style="none" officeooo:rsid="001adafa" officeooo:paragraph-rsid="001adafa" style:font-size-asian="10.5pt" style:font-size-complex="12pt"/>
    </style:style>
    <style:style style:name="P77" style:family="paragraph" style:parent-style-name="Standard" style:list-style-name="L23">
      <style:text-properties fo:font-size="12pt" style:text-underline-style="none" officeooo:rsid="001adafa" officeooo:paragraph-rsid="001adafa" style:font-size-asian="10.5pt" style:font-size-complex="12pt"/>
    </style:style>
    <style:style style:name="P78" style:family="paragraph" style:parent-style-name="Standard" style:list-style-name="L2">
      <style:text-properties style:text-underline-style="none" officeooo:rsid="00055b95" officeooo:paragraph-rsid="0005b861"/>
    </style:style>
    <style:style style:name="P79" style:family="paragraph" style:parent-style-name="Standard" style:list-style-name="L2">
      <style:text-properties style:text-underline-style="none" fo:font-weight="bold" officeooo:rsid="0005b861" officeooo:paragraph-rsid="0005b861" style:font-weight-asian="bold" style:font-weight-complex="bold"/>
    </style:style>
    <style:style style:name="P80" style:family="paragraph" style:parent-style-name="Standard" style:list-style-name="L2">
      <style:text-properties style:text-underline-style="none" officeooo:rsid="00100579" officeooo:paragraph-rsid="00100579"/>
    </style:style>
    <style:style style:name="P81" style:family="paragraph" style:parent-style-name="Standard" style:list-style-name="L2">
      <style:text-properties style:text-underline-style="none" officeooo:rsid="0005b861" officeooo:paragraph-rsid="0005b861"/>
    </style:style>
    <style:style style:name="P82" style:family="paragraph" style:parent-style-name="Standard" style:list-style-name="L2">
      <style:text-properties style:text-underline-style="none" officeooo:rsid="0005b861" officeooo:paragraph-rsid="0016037f"/>
    </style:style>
    <style:style style:name="P83" style:family="paragraph" style:parent-style-name="Standard" style:list-style-name="L5">
      <style:text-properties style:text-underline-style="none" officeooo:rsid="00074280" officeooo:paragraph-rsid="00074280"/>
    </style:style>
    <style:style style:name="P84" style:family="paragraph" style:parent-style-name="Standard">
      <style:text-properties style:text-underline-style="none" officeooo:rsid="00193c27" officeooo:paragraph-rsid="00193c27"/>
    </style:style>
    <style:style style:name="P85" style:family="paragraph" style:parent-style-name="Standard" style:list-style-name="L2">
      <style:text-properties style:text-underline-style="solid" style:text-underline-width="auto" style:text-underline-color="font-color" officeooo:rsid="00055b95" officeooo:paragraph-rsid="0005b861"/>
    </style:style>
    <style:style style:name="P86" style:family="paragraph" style:parent-style-name="Standard" style:list-style-name="L5">
      <style:text-properties officeooo:paragraph-rsid="0005b861"/>
    </style:style>
    <style:style style:name="P87" style:family="paragraph" style:parent-style-name="Standard" style:list-style-name="L7">
      <style:text-properties officeooo:rsid="0005b861" officeooo:paragraph-rsid="0005b861"/>
    </style:style>
    <style:style style:name="P88" style:family="paragraph" style:parent-style-name="Standard" style:list-style-name="L9">
      <style:text-properties officeooo:paragraph-rsid="00193c27"/>
    </style:style>
    <style:style style:name="P89" style:family="paragraph" style:parent-style-name="Standard" style:list-style-name="L12">
      <style:text-properties officeooo:paragraph-rsid="000d458c"/>
    </style:style>
    <style:style style:name="P90" style:family="paragraph" style:parent-style-name="Standard">
      <style:text-properties officeooo:paragraph-rsid="00193c27"/>
    </style:style>
    <style:style style:name="P91" style:family="paragraph" style:parent-style-name="Standard">
      <style:text-properties fo:font-size="14pt" style:text-underline-style="solid" style:text-underline-width="auto" style:text-underline-color="font-color" officeooo:rsid="00055b95" officeooo:paragraph-rsid="00193c27" style:font-size-asian="14pt" style:font-size-complex="14pt"/>
    </style:style>
    <style:style style:name="P92" style:family="paragraph" style:parent-style-name="Standard">
      <style:text-properties fo:font-size="14pt" style:text-underline-style="solid" style:text-underline-width="auto" style:text-underline-color="font-color" officeooo:rsid="00055b95" officeooo:paragraph-rsid="0019a790" style:font-size-asian="14pt" style:font-size-complex="14pt"/>
    </style:style>
    <style:style style:name="P93" style:family="paragraph" style:parent-style-name="Standard">
      <style:text-properties fo:font-size="14pt" style:text-underline-style="solid" style:text-underline-width="auto" style:text-underline-color="font-color" officeooo:rsid="00055b95" officeooo:paragraph-rsid="001adafa" style:font-size-asian="14pt" style:font-size-complex="14pt"/>
    </style:style>
    <style:style style:name="P94" style:family="paragraph" style:parent-style-name="Standard">
      <style:text-properties fo:font-size="14pt" style:text-underline-style="solid" style:text-underline-width="auto" style:text-underline-color="font-color" officeooo:rsid="001adafa" officeooo:paragraph-rsid="001adafa" style:font-size-asian="14pt" style:font-size-complex="14pt"/>
    </style:style>
    <style:style style:name="P95" style:family="paragraph" style:parent-style-name="Standard">
      <style:text-properties fo:font-size="14pt" style:text-underline-style="solid" style:text-underline-width="auto" style:text-underline-color="font-color" officeooo:rsid="0008f681" officeooo:paragraph-rsid="00193c27" style:font-size-asian="12.25pt" style:font-size-complex="14pt"/>
    </style:style>
    <style:style style:name="P96" style:family="paragraph" style:parent-style-name="Standard">
      <style:text-properties fo:font-size="14pt" style:text-underline-style="solid" style:text-underline-width="auto" style:text-underline-color="font-color" officeooo:rsid="0008f681" officeooo:paragraph-rsid="0019a790" style:font-size-asian="12.25pt" style:font-size-complex="14pt"/>
    </style:style>
    <style:style style:name="P97" style:family="paragraph" style:parent-style-name="Standard">
      <style:text-properties fo:font-size="14pt" style:text-underline-style="solid" style:text-underline-width="auto" style:text-underline-color="font-color" officeooo:rsid="0008f681" officeooo:paragraph-rsid="001adafa" style:font-size-asian="12.25pt" style:font-size-complex="14pt"/>
    </style:style>
    <style:style style:name="P98" style:family="paragraph" style:parent-style-name="Standard">
      <style:text-properties fo:font-size="14pt" style:text-underline-style="solid" style:text-underline-width="auto" style:text-underline-color="font-color" officeooo:rsid="00055b95" officeooo:paragraph-rsid="00193c27" style:font-size-asian="12.25pt" style:font-size-complex="14pt"/>
    </style:style>
    <style:style style:name="P99" style:family="paragraph" style:parent-style-name="Standard">
      <style:text-properties fo:font-size="14pt" style:text-underline-style="solid" style:text-underline-width="auto" style:text-underline-color="font-color" officeooo:rsid="00055b95" officeooo:paragraph-rsid="0019a790" style:font-size-asian="12.25pt" style:font-size-complex="14pt"/>
    </style:style>
    <style:style style:name="P100" style:family="paragraph" style:parent-style-name="Standard">
      <style:text-properties fo:font-size="14pt" style:text-underline-style="solid" style:text-underline-width="auto" style:text-underline-color="font-color" officeooo:rsid="00055b95" officeooo:paragraph-rsid="001adafa" style:font-size-asian="12.25pt" style:font-size-complex="14pt"/>
    </style:style>
    <style:style style:name="P101" style:family="paragraph" style:parent-style-name="Standard">
      <style:text-properties fo:font-size="14pt" style:text-underline-style="none" officeooo:rsid="0019a790" officeooo:paragraph-rsid="0019a790" style:font-size-asian="12.25pt" style:font-size-complex="14pt"/>
    </style:style>
    <style:style style:name="P102" style:family="paragraph" style:parent-style-name="Standard">
      <style:text-properties fo:font-size="14pt" style:text-underline-style="none" officeooo:rsid="001adafa" officeooo:paragraph-rsid="001adafa" style:font-size-asian="12.25pt" style:font-size-complex="14pt"/>
    </style:style>
    <style:style style:name="P103" style:family="paragraph" style:parent-style-name="Standard">
      <style:text-properties officeooo:paragraph-rsid="0019a790"/>
    </style:style>
    <style:style style:name="P104" style:family="paragraph" style:parent-style-name="Standard">
      <style:text-properties officeooo:paragraph-rsid="001adafa"/>
    </style:style>
    <style:style style:name="P105" style:family="paragraph" style:parent-style-name="Standard">
      <style:paragraph-properties fo:break-before="page"/>
      <style:text-properties officeooo:paragraph-rsid="00193c27"/>
    </style:style>
    <style:style style:name="P106" style:family="paragraph" style:parent-style-name="Standard">
      <style:paragraph-properties fo:break-before="page"/>
      <style:text-properties officeooo:paragraph-rsid="0019a790"/>
    </style:style>
    <style:style style:name="P107" style:family="paragraph" style:parent-style-name="Standard">
      <style:paragraph-properties fo:break-before="page"/>
      <style:text-properties officeooo:paragraph-rsid="001adafa"/>
    </style:style>
    <style:style style:name="T1" style:family="text">
      <style:text-properties officeooo:rsid="0005b861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74280"/>
    </style:style>
    <style:style style:name="T4" style:family="text">
      <style:text-properties style:text-underline-style="none" officeooo:rsid="00055b95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fo:font-size="14pt" style:text-underline-style="solid" style:text-underline-width="auto" style:text-underline-color="font-color" style:font-size-asian="12.25pt" style:font-size-complex="14pt"/>
    </style:style>
    <style:style style:name="T7" style:family="text">
      <style:text-properties fo:font-size="14pt" style:text-underline-style="solid" style:text-underline-width="auto" style:text-underline-color="font-color" officeooo:rsid="00055b95" style:font-size-asian="12.25pt" style:font-size-complex="14pt"/>
    </style:style>
    <style:style style:name="T8" style:family="text">
      <style:text-properties fo:font-size="14pt" style:text-underline-style="solid" style:text-underline-width="auto" style:text-underline-color="font-color" officeooo:rsid="0008f681" style:font-size-asian="12.25pt" style:font-size-complex="14pt"/>
    </style:style>
    <style:style style:name="T9" style:family="text">
      <style:text-properties fo:font-size="14pt" style:text-underline-style="solid" style:text-underline-width="auto" style:text-underline-color="font-color" officeooo:rsid="000a56d2" style:font-size-asian="12.25pt" style:font-size-complex="14pt"/>
    </style:style>
    <style:style style:name="T10" style:family="text">
      <style:text-properties fo:font-size="14pt" style:text-underline-style="solid" style:text-underline-width="auto" style:text-underline-color="font-color" officeooo:rsid="0016037f" style:font-size-asian="12.25pt" style:font-size-complex="14pt"/>
    </style:style>
    <style:style style:name="T11" style:family="text">
      <style:text-properties fo:font-size="14pt" style:text-underline-style="solid" style:text-underline-width="auto" style:text-underline-color="font-color" officeooo:rsid="0005b861" style:font-size-asian="12.25pt" style:font-size-complex="14pt"/>
    </style:style>
    <style:style style:name="T12" style:family="text">
      <style:text-properties fo:font-size="14pt" style:text-underline-style="none" officeooo:rsid="00055b95" style:font-size-asian="12.25pt" style:font-size-complex="14pt"/>
    </style:style>
    <style:style style:name="T13" style:family="text">
      <style:text-properties fo:font-size="14pt" style:text-underline-style="none" officeooo:rsid="0005b861" style:font-size-asian="12.25pt" style:font-size-complex="14pt"/>
    </style:style>
    <style:style style:name="T14" style:family="text">
      <style:text-properties fo:font-size="14pt" style:font-size-asian="12.25pt" style:font-size-complex="14pt"/>
    </style:style>
    <style:style style:name="T15" style:family="text">
      <style:text-properties fo:font-size="14pt" officeooo:rsid="00055b95" style:font-size-asian="12.25pt" style:font-size-complex="14pt"/>
    </style:style>
    <style:style style:name="T16" style:family="text">
      <style:text-properties fo:font-size="12pt" style:text-underline-style="none" style:font-size-asian="10.5pt" style:font-size-complex="12pt"/>
    </style:style>
    <style:style style:name="T17" style:family="text">
      <style:text-properties fo:font-size="12pt" style:text-underline-style="none" officeooo:rsid="00055b95" style:font-size-asian="10.5pt" style:font-size-complex="12pt"/>
    </style:style>
    <style:style style:name="T18" style:family="text">
      <style:text-properties fo:font-size="12pt" style:text-underline-style="none" officeooo:rsid="00074280" style:font-size-asian="10.5pt" style:font-size-complex="12pt"/>
    </style:style>
    <style:style style:name="T19" style:family="text">
      <style:text-properties fo:font-size="12pt" style:text-underline-style="none" officeooo:rsid="0008f681" style:font-size-asian="10.5pt" style:font-size-complex="12pt"/>
    </style:style>
    <style:style style:name="T20" style:family="text">
      <style:text-properties fo:font-size="12pt" style:text-underline-style="none" officeooo:rsid="000d458c" style:font-size-asian="10.5pt" style:font-size-complex="12pt"/>
    </style:style>
    <style:style style:name="T21" style:family="text">
      <style:text-properties fo:font-size="12pt" style:text-underline-style="none" officeooo:rsid="000d6a3d" style:font-size-asian="10.5pt" style:font-size-complex="12pt"/>
    </style:style>
    <style:style style:name="T22" style:family="text">
      <style:text-properties fo:font-size="12pt" style:text-underline-style="none" officeooo:rsid="00193c27" style:font-size-asian="10.5pt" style:font-size-complex="12pt"/>
    </style:style>
    <style:style style:name="T23" style:family="text">
      <style:text-properties fo:font-size="12pt" style:text-underline-style="none" officeooo:rsid="0017979d" style:font-size-asian="10.5pt" style:font-size-complex="12pt"/>
    </style:style>
    <style:style style:name="T24" style:family="text">
      <style:text-properties fo:font-size="12pt" style:text-underline-style="none" officeooo:rsid="00055b95" style:font-size-asian="12pt" style:font-size-complex="12pt"/>
    </style:style>
    <style:style style:name="T25" style:family="text">
      <style:text-properties fo:font-size="12pt" style:text-underline-style="none" fo:font-weight="bold" officeooo:rsid="00055b95" style:font-size-asian="10.5pt" style:font-weight-asian="bold" style:font-size-complex="12pt" style:font-weight-complex="bold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005b861" style:font-style-asian="italic" style:font-style-complex="italic"/>
    </style:style>
    <style:style style:name="T28" style:family="text">
      <style:text-properties fo:font-style="normal" officeooo:rsid="0005b861" style:font-style-asian="normal" style:font-style-complex="normal"/>
    </style:style>
    <style:style style:name="T29" style:family="text">
      <style:text-properties officeooo:rsid="0007c104"/>
    </style:style>
    <style:style style:name="T30" style:family="text">
      <style:text-properties officeooo:rsid="0008f681"/>
    </style:style>
    <style:style style:name="T31" style:family="text">
      <style:text-properties officeooo:rsid="000a56d2"/>
    </style:style>
    <style:style style:name="T32" style:family="text">
      <style:text-properties officeooo:rsid="000bbc07"/>
    </style:style>
    <style:style style:name="T33" style:family="text">
      <style:text-properties officeooo:rsid="000ce953"/>
    </style:style>
    <style:style style:name="T34" style:family="text">
      <style:text-properties officeooo:rsid="000d6a3d"/>
    </style:style>
    <style:style style:name="T35" style:family="text">
      <style:text-properties style:text-position="super 58%"/>
    </style:style>
    <style:style style:name="T36" style:family="text">
      <style:text-properties fo:color="#c9211e" officeooo:rsid="0012b40d"/>
    </style:style>
    <style:style style:name="T37" style:family="text">
      <style:text-properties fo:color="#c9211e" officeooo:rsid="00156be3"/>
    </style:style>
    <style:style style:name="T38" style:family="text">
      <style:text-properties fo:color="#c9211e" fo:font-size="12pt" style:text-underline-style="none" officeooo:rsid="00156be3" style:font-size-asian="10.5pt" style:font-size-complex="12pt"/>
    </style:style>
    <style:style style:name="T39" style:family="text">
      <style:text-properties officeooo:rsid="0016037f"/>
    </style:style>
    <style:style style:name="T40" style:family="text">
      <style:text-properties officeooo:rsid="0017979d"/>
    </style:style>
    <style:style style:name="T41" style:family="text">
      <style:text-properties officeooo:rsid="001862ac"/>
    </style:style>
    <style:style style:name="T42" style:family="text">
      <style:text-properties officeooo:rsid="00193c27"/>
    </style:style>
    <style:style style:name="T43" style:family="text">
      <style:text-properties fo:font-size="16pt" style:text-underline-style="solid" style:text-underline-width="auto" style:text-underline-color="font-color" officeooo:rsid="00055b95" style:font-size-asian="16pt" style:font-size-complex="16pt"/>
    </style:style>
    <style:style style:name="T44" style:family="text">
      <style:text-properties fo:font-size="16pt" style:text-underline-style="solid" style:text-underline-width="auto" style:text-underline-color="font-color" officeooo:rsid="00193c27" style:font-size-asian="16pt" style:font-size-complex="16pt"/>
    </style:style>
    <style:style style:name="T45" style:family="text">
      <style:text-properties fo:font-size="16pt" style:text-underline-style="solid" style:text-underline-width="auto" style:text-underline-color="font-color" officeooo:rsid="0019a790" style:font-size-asian="16pt" style:font-size-complex="16pt"/>
    </style:style>
    <style:style style:name="T46" style:family="text">
      <style:text-properties fo:font-size="16pt" style:text-underline-style="solid" style:text-underline-width="auto" style:text-underline-color="font-color" officeooo:rsid="001adafa" style:font-size-asian="16pt" style:font-size-complex="16pt"/>
    </style:style>
    <style:style style:name="T47" style:family="text">
      <style:text-properties style:font-size-asian="12.2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16">Week 1</text:p>
      <text:p text:style-name="P6">Introduction:</text:p>
      <text:list xml:id="list1336225942" text:style-name="L1">
        <text:list-item>
          <text:p text:style-name="P30">Who am I <text:span text:style-name="T1">and why am </text:span><text:span text:style-name="T27">I</text:span><text:span text:style-name="T28"> here</text:span>?</text:p>
        </text:list-item>
        <text:list-item>
          <text:p text:style-name="P30">Who are <text:span text:style-name="T26">you</text:span> and why did you choose this course?</text:p>
        </text:list-item>
      </text:list>
      <text:p text:style-name="P6">Overview:</text:p>
      <text:list xml:id="list2572830599" text:style-name="L2">
        <text:list-item>
          <text:p text:style-name="P78">What is web development?</text:p>
          <text:list>
            <text:list-item>
              <text:p text:style-name="P79">Development vs Design</text:p>
            </text:list-item>
          </text:list>
        </text:list-item>
        <text:list-item>
          <text:p text:style-name="P78">What does “full stack” mean?</text:p>
          <text:list>
            <text:list-item>
              <text:p text:style-name="P78">Front end vs Back end</text:p>
            </text:list-item>
            <text:list-item>
              <text:p text:style-name="P85"><text:span text:style-name="T5">Languages</text:span><text:span text:style-name="T2"> </text:span></text:p>
            </text:list-item>
            <text:list-item>
              <text:p text:style-name="P85"><text:span text:style-name="T5">Expectations</text:span><text:span text:style-name="T2"> </text:span></text:p>
            </text:list-item>
          </text:list>
        </text:list-item>
        <text:list-item>
          <text:p text:style-name="P80">Useful resources and extra context</text:p>
          <text:list>
            <text:list-item>
              <text:p text:style-name="P80">See handout</text:p>
            </text:list-item>
          </text:list>
        </text:list-item>
        <text:list-item>
          <text:p text:style-name="P81">What we will be learning today</text:p>
          <text:list>
            <text:list-item>
              <text:p text:style-name="P81">HTML</text:p>
            </text:list-item>
            <text:list-item>
              <text:p text:style-name="P82">Dev environment</text:p>
            </text:list-item>
          </text:list>
        </text:list-item>
      </text:list>
      <text:p text:style-name="P15"><text:span text:style-name="T7">Lecture </text:span><text:span text:style-name="T10">1</text:span><text:span text:style-name="T7">:</text:span></text:p>
      <text:list xml:id="list3306516158" text:style-name="L3">
        <text:list-item>
          <text:p text:style-name="P31">HTML</text:p>
          <text:list>
            <text:list-item>
              <text:p text:style-name="P36">Overview</text:p>
              <text:list>
                <text:list-item>
                  <text:p text:style-name="P36">What is it and why do we use it?</text:p>
                </text:list-item>
                <text:list-item>
                  <text:p text:style-name="P36">Old vs New (HTML5)</text:p>
                </text:list-item>
              </text:list>
            </text:list-item>
            <text:list-item>
              <text:p text:style-name="P36">Usage</text:p>
              <text:list>
                <text:list-item>
                  <text:p text:style-name="P31">Tags</text:p>
                </text:list-item>
              </text:list>
            </text:list-item>
          </text:list>
        </text:list-item>
      </text:list>
      <text:p text:style-name="P15"><text:span text:style-name="T7">Lab </text:span><text:span text:style-name="T10">1</text:span><text:span text:style-name="T7">:</text:span><text:span text:style-name="T12"> </text:span><text:span text:style-name="T24">Build a basic site skeleton</text:span></text:p>
      <text:p text:style-name="P12">Lecture <text:span text:style-name="T39">2</text:span>:</text:p>
      <text:list xml:id="list1072212972" text:style-name="L4">
        <text:list-item>
          <text:p text:style-name="P37">Setting up your development environment <text:span text:style-name="T36">It’s a bit like setting up your home office, you want your pen cup where you can reach it, your favorite mouse pad, and just the right kind of...idk</text:span></text:p>
          <text:list>
            <text:list-item>
              <text:p text:style-name="P37">OS of choice</text:p>
              <text:list>
                <text:list-item>
                  <text:p text:style-name="P37">Pros/Cons of each <text:span text:style-name="T37">Pro Windows? They aren’t doors, you can see through them! Pro Mac? Goes well with cheese!</text:span></text:p>
                </text:list-item>
              </text:list>
            </text:list-item>
            <text:list-item>
              <text:p text:style-name="P37">IDEs</text:p>
              <text:list>
                <text:list-item>
                  <text:p text:style-name="P37">Options and preference</text:p>
                </text:list-item>
              </text:list>
            </text:list-item>
            <text:list-item>
              <text:p text:style-name="P37">Version Control Systems (VCS)</text:p>
              <text:list>
                <text:list-item>
                  <text:p text:style-name="P37">Git basics <text:span text:style-name="T37">And then you can git on to the advanced stuffs later</text:span></text:p>
                </text:list-item>
                <text:list-item>
                  <text:p text:style-name="P37">There are other options, google can help here we are not covering them <text:span text:style-name="T37">like an abacus...</text:span></text:p>
                </text:list-item>
              </text:list>
            </text:list-item>
          </text:list>
        </text:list-item>
      </text:list>
      <text:p text:style-name="P23"><text:span text:style-name="T11">Lab </text:span><text:span text:style-name="T10">2</text:span><text:span text:style-name="T11">:</text:span><text:span text:style-name="T13"> </text:span><text:span text:style-name="T17">Set up </text:span><text:span text:style-name="T25">your</text:span><text:span text:style-name="T17"> </text:span><text:span text:style-name="T18">personal </text:span><text:span text:style-name="T17">dev environment </text:span><text:span text:style-name="T38">Remember your favorite cacti!</text:span></text:p>
      <text:p text:style-name="P27"/>
      <text:p text:style-name="P16">Week <text:span text:style-name="T1">2</text:span></text:p>
      <text:p text:style-name="P6">Overview:</text:p>
      <text:list xml:id="list2729887866" text:style-name="L5">
        <text:list-item>
          <text:p text:style-name="P86"><text:span text:style-name="T4">What </text:span><text:span text:style-name="T3">are we learning today?</text:span></text:p>
          <text:list>
            <text:list-item>
              <text:p text:style-name="P83">HTML review</text:p>
            </text:list-item>
            <text:list-item>
              <text:p text:style-name="P83">CSS</text:p>
            </text:list-item>
            <text:list-item>
              <text:p text:style-name="P83">PHP</text:p>
              <text:list>
                <text:list-item>
                  <text:p text:style-name="P83">Programming basics</text:p>
                </text:list-item>
                <text:list-item>
                  <text:p text:style-name="P83">Variables</text:p>
                </text:list-item>
                <text:list-item>
                  <text:p text:style-name="P83">Manipulating the front end via processed data</text:p>
                </text:list-item>
              </text:list>
            </text:list-item>
          </text:list>
        </text:list-item>
      </text:list>
      <text:p text:style-name="P9">Lecture 1:</text:p>
      <text:list xml:id="list2421147534" text:style-name="L6">
        <text:list-item>
          <text:p text:style-name="P32">HTML</text:p>
          <text:list>
            <text:list-item>
              <text:p text:style-name="P38">review</text:p>
            </text:list-item>
          </text:list>
        </text:list-item>
        <text:list-item>
          <text:p text:style-name="P38">CSS</text:p>
          <text:list>
            <text:list-item>
              <text:p text:style-name="P38">basics</text:p>
            </text:list-item>
            <text:list-item>
              <text:p text:style-name="P38">selectors</text:p>
            </text:list-item>
            <text:list-item>
              <text:p text:style-name="P38">classes</text:p>
            </text:list-item>
            <text:list-item>
              <text:p text:style-name="P40">Inline styles and why its a terrible idea</text:p>
            </text:list-item>
            <text:list-item>
              <text:p text:style-name="P40">Stylesheets and why this is the only way</text:p>
            </text:list-item>
          </text:list>
        </text:list-item>
      </text:list>
      <text:p text:style-name="P9">Lab 1:</text:p>
      <text:list xml:id="list223038081485619" text:continue-numbering="true" text:style-name="L6">
        <text:list-item>
          <text:p text:style-name="P38">Update site skeleton</text:p>
        </text:list-item>
        <text:list-item>
          <text:p text:style-name="P41">Add style sheet to site</text:p>
        </text:list-item>
        <text:list-item>
          <text:p text:style-name="P41">Make your site your own</text:p>
        </text:list-item>
      </text:list>
      <text:p text:style-name="P9">Lecture 2:</text:p>
      <text:list xml:id="list2961645766" text:style-name="L7">
        <text:list-item>
          <text:p text:style-name="P87"><text:span text:style-name="T17">P</text:span><text:span text:style-name="T16">HP</text:span></text:p>
        </text:list-item>
      </text:list>
      <text:p text:style-name="P9">Lab 2:</text:p>
      <text:list xml:id="list3016573360" text:style-name="L8">
        <text:list-item>
          <text:p text:style-name="P39">Add functionality to your site</text:p>
        </text:list-item>
      </text:list>
      <text:p text:style-name="P24"/>
      <text:p text:style-name="P24"/>
      <text:p text:style-name="P27"/>
      <text:p text:style-name="P16">Week <text:span text:style-name="T29">3</text:span></text:p>
      <text:p text:style-name="P6">Overview:</text:p>
      <text:list xml:id="list3735539497" text:style-name="L9">
        <text:list-item>
          <text:p text:style-name="P88"><text:span text:style-name="T19">Using git and the command line</text:span></text:p>
        </text:list-item>
        <text:list-item>
          <text:p text:style-name="P88"><text:span text:style-name="T22">Using php to update front end</text:span></text:p>
        </text:list-item>
        <text:list-item>
          <text:p text:style-name="P42"><text:span text:style-name="T22">Maybe dip into advanced CSS and ui updates</text:span></text:p>
        </text:list-item>
      </text:list>
      <text:p text:style-name="P19"><text:span text:style-name="T7">Lecture </text:span><text:span text:style-name="T8">1</text:span><text:span text:style-name="T7">:</text:span></text:p>
      <text:list xml:id="list1476660654" text:style-name="L10">
        <text:list-item>
          <text:p text:style-name="P43">CLI</text:p>
          <text:list>
            <text:list-item>
              <text:p text:style-name="P43">usefulness</text:p>
            </text:list-item>
            <text:list-item>
              <text:p text:style-name="P43">windows cli</text:p>
            </text:list-item>
            <text:list-item>
              <text:p text:style-name="P43">linux &amp; mac</text:p>
            </text:list-item>
            <text:list-item>
              <text:p text:style-name="P43">GOOGLE</text:p>
            </text:list-item>
            <text:list-item>
              <text:p text:style-name="P45">seriously, don’t use spaces</text:p>
            </text:list-item>
          </text:list>
        </text:list-item>
        <text:list-item>
          <text:p text:style-name="P43">GIT</text:p>
          <text:list>
            <text:list-item>
              <text:p text:style-name="P43">saving work</text:p>
            </text:list-item>
            <text:list-item>
              <text:p text:style-name="P43">committing sanely</text:p>
              <text:list>
                <text:list-item>
                  <text:p text:style-name="P43">proper commit messages</text:p>
                </text:list-item>
              </text:list>
            </text:list-item>
            <text:list-item>
              <text:p text:style-name="P43">oh no! I’m in rebase hell!!</text:p>
            </text:list-item>
          </text:list>
        </text:list-item>
      </text:list>
      <text:p text:style-name="P13">No lab for this section</text:p>
      <text:p text:style-name="P13"/>
      <text:p text:style-name="P9">Lecture <text:span text:style-name="T30">2</text:span>:</text:p>
      <text:list xml:id="list500379565" text:style-name="L11">
        <text:list-item>
          <text:p text:style-name="P61">php integration with front end</text:p>
        </text:list-item>
      </text:list>
      <text:p text:style-name="P9">Lab <text:span text:style-name="T30">2</text:span>:</text:p>
      <text:list xml:id="list223037798390534" text:continue-numbering="true" text:style-name="L11">
        <text:list-item>
          <text:p text:style-name="P44">Make needed updates and changes to site</text:p>
        </text:list-item>
      </text:list>
      <text:p text:style-name="P25"/>
      <text:p text:style-name="P28"/>
      <text:p text:style-name="P17">Week <text:span text:style-name="T31">4</text:span></text:p>
      <text:p text:style-name="P7">Overview:</text:p>
      <text:list xml:id="list223038362289331" text:continue-list="list3735539497" text:style-name="L9">
        <text:list-item>
          <text:p text:style-name="P50">Advanced CSS</text:p>
        </text:list-item>
        <text:list-item>
          <text:p text:style-name="P53">Final project introduction</text:p>
        </text:list-item>
      </text:list>
      <text:p text:style-name="P20"><text:span text:style-name="T7">Lecture </text:span><text:span text:style-name="T8">1</text:span><text:span text:style-name="T7">:</text:span></text:p>
      <text:list xml:id="list1099883752" text:style-name="L12">
        <text:list-item>
          <text:p text:style-name="P51">Adv CSS</text:p>
          <text:list>
            <text:list-item>
              <text:p text:style-name="P54">Selectors review</text:p>
            </text:list-item>
            <text:list-item>
              <text:p text:style-name="P54">Pseudo-classes</text:p>
            </text:list-item>
            <text:list-item>
              <text:p text:style-name="P54">Box Model</text:p>
            </text:list-item>
            <text:list-item>
              <text:p text:style-name="P54">Positioning, Display, and sizing</text:p>
            </text:list-item>
          </text:list>
        </text:list-item>
      </text:list>
      <text:p text:style-name="P20"><text:span text:style-name="T7">Lab </text:span><text:span text:style-name="T9">1</text:span><text:span text:style-name="T7">:</text:span></text:p>
      <text:list xml:id="list3862252909" text:style-name="L13">
        <text:list-item>
          <text:p text:style-name="P55"><text:span text:style-name="T30">B</text:span>uilding a navigation menu using CSS</text:p>
        </text:list-item>
      </text:list>
      <text:p text:style-name="P10">Lecture <text:span text:style-name="T30">2</text:span>:</text:p>
      <text:list xml:id="list223039059302426" text:continue-list="list1099883752" text:style-name="L12">
        <text:list-item>
          <text:p text:style-name="P89"><text:span text:style-name="T20">Final Projects (</text:span><text:span text:style-name="T21">Team </text:span><text:span text:style-name="T20">Website</text:span><text:span text:style-name="T21">s</text:span><text:span text:style-name="T20">)</text:span></text:p>
          <text:list>
            <text:list-item>
              <text:p text:style-name="P56">Grading</text:p>
            </text:list-item>
            <text:list-item>
              <text:p text:style-name="P57">Expectations</text:p>
              <text:list>
                <text:list-item>
                  <text:p text:style-name="P57">Who</text:p>
                  <text:list>
                    <text:list-item>
                      <text:p text:style-name="P57">Who are you?</text:p>
                    </text:list-item>
                    <text:list-item>
                      <text:p text:style-name="P57">Who is your target reader?</text:p>
                    </text:list-item>
                    <text:list-item>
                      <text:p text:style-name="P56">Per person</text:p>
                      <text:list>
                        <text:list-item>
                          <text:p text:style-name="P56">Each member is responsible for their own page/section</text:p>
                        </text:list-item>
                      </text:list>
                    </text:list-item>
                    <text:list-item>
                      <text:p text:style-name="P56">The team as a whole is responsible for the overall design and development</text:p>
                    </text:list-item>
                  </text:list>
                </text:list-item>
                <text:list-item>
                  <text:p text:style-name="P57">What</text:p>
                  <text:list>
                    <text:list-item>
                      <text:p text:style-name="P57">Content</text:p>
                    </text:list-item>
                    <text:list-item>
                      <text:p text:style-name="P57">Functionality</text:p>
                    </text:list-item>
                  </text:list>
                </text:list-item>
                <text:list-item>
                  <text:p text:style-name="P57">Where</text:p>
                  <text:list>
                    <text:list-item>
                      <text:p text:style-name="P57">Hosting</text:p>
                    </text:list-item>
                    <text:list-item>
                      <text:p text:style-name="P57">Layout</text:p>
                    </text:list-item>
                  </text:list>
                </text:list-item>
                <text:list-item>
                  <text:p text:style-name="P56">When</text:p>
                  <text:list>
                    <text:list-item>
                      <text:p text:style-name="P56">Due by midnight Monday, April 26<text:span text:style-name="T35">th</text:span></text:p>
                    </text:list-item>
                    <text:list-item>
                      <text:p text:style-name="P56">That is the minute 4/25 becomes 4/26 NOT 4/26@11:59</text:p>
                    </text:list-item>
                  </text:list>
                </text:list-item>
                <text:list-item>
                  <text:p text:style-name="P57">Why</text:p>
                  <text:list>
                    <text:list-item>
                      <text:p text:style-name="P57">Why would people want to see your site</text:p>
                      <text:list>
                        <text:list-item>
                          <text:p text:style-name="P57">SEO</text:p>
                        </text:list-item>
                      </text:list>
                    </text:list-item>
                    <text:list-item>
                      <text:p text:style-name="P57">Why <text:span text:style-name="T34">you made the choices you did in building the site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"><text:span text:style-name="T6">Lab </text:span><text:span text:style-name="T8">2</text:span><text:span text:style-name="T6">:</text:span></text:p>
      <text:p text:style-name="P22"><text:span text:style-name="T19">F</text:span><text:span text:style-name="T16">inish lab 1 and start working on projects</text:span></text:p>
      <text:p text:style-name="P29"/>
      <text:p text:style-name="P18">Week <text:span text:style-name="T32">5</text:span></text:p>
      <text:p text:style-name="P8">Overview:</text:p>
      <text:list xml:id="list223038717206302" text:continue-list="list223038362289331" text:style-name="L9">
        <text:list-item>
          <text:p text:style-name="P46">Input from users</text:p>
        </text:list-item>
        <text:list-item>
          <text:p text:style-name="P46">Databases</text:p>
        </text:list-item>
      </text:list>
      <text:p text:style-name="P21"><text:span text:style-name="T7">Lecture </text:span><text:span text:style-name="T8">1</text:span><text:span text:style-name="T7">:</text:span></text:p>
      <text:list xml:id="list2504452273" text:style-name="L14">
        <text:list-item>
          <text:p text:style-name="P47">Getting user input and information</text:p>
          <text:list>
            <text:list-item>
              <text:p text:style-name="P47"><text:span text:style-name="T42">HTML </text:span>Forms</text:p>
              <text:list>
                <text:list-item>
                  <text:p text:style-name="P62">POST/GET</text:p>
                </text:list-item>
              </text:list>
            </text:list-item>
            <text:list-item>
              <text:p text:style-name="P47">Security</text:p>
            </text:list-item>
            <text:list-item>
              <text:p text:style-name="P47">Special tags and ui/ux tricks</text:p>
            </text:list-item>
          </text:list>
        </text:list-item>
      </text:list>
      <text:p text:style-name="P21"><text:span text:style-name="T7">Lab </text:span><text:span text:style-name="T9">1</text:span><text:span text:style-name="T7">:</text:span></text:p>
      <text:list xml:id="list613925338" text:style-name="L15">
        <text:list-item>
          <text:p text:style-name="P48">Build a form</text:p>
        </text:list-item>
      </text:list>
      <text:p text:style-name="P11">Lecture <text:span text:style-name="T30">2</text:span>:</text:p>
      <text:list xml:id="list223039306988091" text:continue-list="list2504452273" text:style-name="L14">
        <text:list-item>
          <text:p text:style-name="P47">Databases</text:p>
        </text:list-item>
        <text:list-item>
          <text:p text:style-name="P47">Tables</text:p>
        </text:list-item>
        <text:list-item>
          <text:p text:style-name="P47">Naming (cols, tables, and databases)</text:p>
        </text:list-item>
        <text:list-item>
          <text:p text:style-name="P47">Commands</text:p>
        </text:list-item>
        <text:list-item>
          <text:p text:style-name="P47">CLI is nice but sometimes a ui is better</text:p>
        </text:list-item>
      </text:list>
      <text:p text:style-name="P5"><text:span text:style-name="T6">Lab </text:span><text:span text:style-name="T8">2</text:span><text:span text:style-name="T6">:</text:span></text:p>
      <text:list xml:id="list1062430981" text:style-name="L16">
        <text:list-item>
          <text:p text:style-name="P49">Save user data from form to database</text:p>
        </text:list-item>
        <text:list-item>
          <text:p text:style-name="P49">Recover Data from database</text:p>
        </text:list-item>
      </text:list>
      <text:p text:style-name="P26"/>
      <text:p text:style-name="P26"/>
      <text:p text:style-name="P29"/>
      <text:p text:style-name="P18">Week <text:span text:style-name="T33">6</text:span></text:p>
      <text:p text:style-name="P8">Overview:</text:p>
      <text:list xml:id="list223037989377812" text:continue-list="list223038717206302" text:style-name="L9">
        <text:list-item>
          <text:p text:style-name="P58">JavaScript</text:p>
        </text:list-item>
        <text:list-item>
          <text:p text:style-name="P59">Dynamically loaded pages</text:p>
        </text:list-item>
        <text:list-item>
          <text:p text:style-name="P59">NoSQL db for site settings/user prefs</text:p>
        </text:list-item>
        <text:list-item>
          <text:p text:style-name="P59">data caching</text:p>
        </text:list-item>
      </text:list>
      <text:p text:style-name="P21"><text:span text:style-name="T7">Lecture </text:span><text:span text:style-name="T8">1</text:span><text:span text:style-name="T7">:</text:span></text:p>
      <text:list xml:id="list229738040" text:style-name="L17">
        <text:list-item>
          <text:p text:style-name="P52"/>
        </text:list-item>
      </text:list>
      <text:p text:style-name="P21"><text:span text:style-name="T7">Lab </text:span><text:span text:style-name="T9">1</text:span><text:span text:style-name="T7">:</text:span></text:p>
      <text:p text:style-name="P14"/>
      <text:p text:style-name="P11">Lecture <text:span text:style-name="T30">2</text:span>:</text:p>
      <text:list xml:id="list223038437298799" text:continue-numbering="true" text:style-name="L17">
        <text:list-item>
          <text:p text:style-name="P52"/>
        </text:list-item>
      </text:list>
      <text:p text:style-name="P5"><text:span text:style-name="T6">Lab </text:span><text:span text:style-name="T8">2</text:span><text:span text:style-name="T6">:</text:span></text:p>
      <text:p text:style-name="P65"/>
      <text:p text:style-name="P105"><text:span text:style-name="T43">Week </text:span><text:span text:style-name="T44">7</text:span></text:p>
      <text:p text:style-name="P91">Overview:</text:p>
      <text:list xml:id="list223038965707432" text:continue-list="list223037989377812" text:style-name="L9">
        <text:list-item>
          <text:p text:style-name="P88"><text:span text:style-name="T23">using </text:span><text:span text:style-name="T22">js</text:span><text:span text:style-name="T23"> apis</text:span></text:p>
        </text:list-item>
        <text:list-item>
          <text:p text:style-name="P67">local servers/hosting/<text:span text:style-name="T41">wtf is the cloud</text:span></text:p>
        </text:list-item>
        <text:list-item>
          <text:p text:style-name="P67">intermediate php <text:span text:style-name="T41">classes and oop</text:span></text:p>
        </text:list-item>
      </text:list>
      <text:p text:style-name="P90"><text:span text:style-name="T7">Lecture </text:span><text:span text:style-name="T8">1</text:span><text:span text:style-name="T7">:</text:span></text:p>
      <text:list xml:id="list3988504439" text:style-name="L18">
        <text:list-item>
          <text:p text:style-name="P63">Google maps</text:p>
        </text:list-item>
        <text:list-item>
          <text:p text:style-name="P63">API documentation</text:p>
        </text:list-item>
        <text:list-item>
          <text:p text:style-name="P63">Testing code</text:p>
        </text:list-item>
      </text:list>
      <text:p text:style-name="P90"><text:span text:style-name="T7">Lab </text:span><text:span text:style-name="T9">1</text:span><text:span text:style-name="T7">:</text:span></text:p>
      <text:p text:style-name="P84"><text:span text:style-name="T15">A</text:span><text:span text:style-name="T14">dd a map to your pages. Do something fun and interactive. See if you can preplace points of interest</text:span></text:p>
      <text:p text:style-name="P95"/>
      <text:p text:style-name="P98">Lecture <text:span text:style-name="T30">2</text:span>:</text:p>
      <text:list xml:id="list223037644226481" text:continue-numbering="true" text:style-name="L18">
        <text:list-item>
          <text:p text:style-name="P63">Build and use a php class</text:p>
        </text:list-item>
      </text:list>
      <text:p text:style-name="P33"><text:span text:style-name="T6">Lab </text:span><text:span text:style-name="T8">2</text:span><text:span text:style-name="T6">:</text:span></text:p>
      <text:p text:style-name="P64"><text:span text:style-name="T14">Build a php class that updates the map based on something.</text:span></text:p>
      <text:p text:style-name="P66"/>
      <text:p text:style-name="P65"/>
      <text:p text:style-name="P65"/>
      <text:p text:style-name="P105"><text:span text:style-name="T43">Week </text:span><text:span text:style-name="T44">8</text:span></text:p>
      <text:p text:style-name="P91">Overview:</text:p>
      <text:list xml:id="list223037840106556" text:continue-list="list223038965707432" text:style-name="L9">
        <text:list-item>
          <text:p text:style-name="P68">UX updates <text:span text:style-name="T41">clean up of projects</text:span></text:p>
        </text:list-item>
        <text:list-item>
          <text:p text:style-name="P60">mid term review of projects</text:p>
        </text:list-item>
        <text:list-item>
          <text:p text:style-name="P71">debugging and coding standards</text:p>
        </text:list-item>
        <text:list-item>
          <text:p text:style-name="P68">querying db and data aggregation</text:p>
        </text:list-item>
      </text:list>
      <text:p text:style-name="P90"><text:span text:style-name="T7">Lecture </text:span><text:span text:style-name="T8">1</text:span><text:span text:style-name="T7">:</text:span></text:p>
      <text:list xml:id="list1658314130" text:style-name="L19">
        <text:list-item>
          <text:p text:style-name="P72">What parts of your site need help?</text:p>
        </text:list-item>
        <text:list-item>
          <text:p text:style-name="P72">What is difficult about using your page for an end user?</text:p>
        </text:list-item>
        <text:list-item>
          <text:p text:style-name="P72">Building user stories and planning layouts</text:p>
        </text:list-item>
      </text:list>
      <text:p text:style-name="P90"><text:span text:style-name="T7">Lab </text:span><text:span text:style-name="T9">1</text:span><text:span text:style-name="T7">:</text:span></text:p>
      <text:p text:style-name="P101">Build out a site navigation menu and finalize group site concept</text:p>
      <text:p text:style-name="P95"><text:span text:style-name="T14"/></text:p>
      <text:p text:style-name="P98">Lecture <text:span text:style-name="T30">2</text:span>:</text:p>
      <text:list xml:id="list223037740953313" text:continue-numbering="true" text:style-name="L19">
        <text:list-item>
          <text:p text:style-name="P72">Proper standards of code</text:p>
        </text:list-item>
        <text:list-item>
          <text:p text:style-name="P72">Bad code = more bugs</text:p>
        </text:list-item>
        <text:list-item>
          <text:p text:style-name="P72">How to find said bugs</text:p>
        </text:list-item>
        <text:list-item>
          <text:p text:style-name="P72">Getting info out of dbs and what to do with it?</text:p>
        </text:list-item>
      </text:list>
      <text:p text:style-name="P33"><text:span text:style-name="T6">Lab </text:span><text:span text:style-name="T8">2</text:span><text:span text:style-name="T6">:</text:span></text:p>
      <text:p text:style-name="P101">Use your databases to list and manipulate the data.</text:p>
      <text:p text:style-name="P66"/>
      <text:p text:style-name="P106"><text:span text:style-name="T43">Week </text:span><text:span text:style-name="T45">9</text:span></text:p>
      <text:p text:style-name="P92">Overview:</text:p>
      <text:list xml:id="list223037583857006" text:continue-list="list223037840106556" text:style-name="L9">
        <text:list-item>
          <text:p text:style-name="P68">Project planning and management <text:span text:style-name="T40">(look back, what could have been better)</text:span></text:p>
        </text:list-item>
        <text:list-item>
          <text:p text:style-name="P68"><text:span text:style-name="T40">building </text:span>php apis</text:p>
        </text:list-item>
      </text:list>
      <text:p text:style-name="P103"><text:span text:style-name="T7">Lecture </text:span><text:span text:style-name="T8">1</text:span><text:span text:style-name="T7">:</text:span></text:p>
      <text:list xml:id="list2055009221" text:style-name="L20">
        <text:list-item>
          <text:p text:style-name="P73">Open discussion on projects</text:p>
        </text:list-item>
        <text:list-item>
          <text:p text:style-name="P73">team/time management</text:p>
        </text:list-item>
        <text:list-item>
          <text:p text:style-name="P73">Agile and other development methodologies</text:p>
        </text:list-item>
      </text:list>
      <text:p text:style-name="P103"><text:span text:style-name="T7">Lab </text:span><text:span text:style-name="T9">1</text:span><text:span text:style-name="T7">:</text:span></text:p>
      <text:p text:style-name="P102">None</text:p>
      <text:p text:style-name="P96"><text:span text:style-name="T14"/></text:p>
      <text:p text:style-name="P99">Lecture <text:span text:style-name="T30">2</text:span>:</text:p>
      <text:list xml:id="list223037757018136" text:continue-numbering="true" text:style-name="L20">
        <text:list-item>
          <text:p text:style-name="P73">What is an api? review</text:p>
        </text:list-item>
        <text:list-item>
          <text:p text:style-name="P73">Building an api</text:p>
          <text:list>
            <text:list-item>
              <text:p text:style-name="P73">endpoints</text:p>
            </text:list-item>
            <text:list-item>
              <text:p text:style-name="P73">getting options and params</text:p>
            </text:list-item>
          </text:list>
        </text:list-item>
        <text:list-item>
          <text:p text:style-name="P73">There are many advanced styles and types (google)</text:p>
        </text:list-item>
      </text:list>
      <text:p text:style-name="P34"><text:span text:style-name="T6">Lab </text:span><text:span text:style-name="T8">2</text:span><text:span text:style-name="T6">:</text:span></text:p>
      <text:p text:style-name="P102">Build an api so another team access the data from your site</text:p>
      <text:p text:style-name="P66"/>
      <text:p text:style-name="P107"><text:span text:style-name="T43">Week </text:span><text:span text:style-name="T46">10</text:span></text:p>
      <text:p text:style-name="P93">Overview:</text:p>
      <text:list xml:id="list223037950893390" text:continue-list="list223037583857006" text:style-name="L9">
        <text:list-item>
          <text:p text:style-name="P75">JS Round 2</text:p>
        </text:list-item>
      </text:list>
      <text:p text:style-name="P104"><text:span text:style-name="T7">Lecture </text:span><text:span text:style-name="T8">1</text:span><text:span text:style-name="T7">:</text:span></text:p>
      <text:list xml:id="list2274764919" text:style-name="L21">
        <text:list-item>
          <text:p text:style-name="P74"/>
        </text:list-item>
      </text:list>
      <text:p text:style-name="P104"><text:span text:style-name="T7">Lab </text:span><text:span text:style-name="T9">1</text:span><text:span text:style-name="T7">:</text:span></text:p>
      <text:p text:style-name="P97"><text:span text:style-name="T14"/></text:p>
      <text:p text:style-name="P100">Lecture <text:span text:style-name="T30">2</text:span>:</text:p>
      <text:list xml:id="list223038162095142" text:continue-numbering="true" text:style-name="L21">
        <text:list-item>
          <text:p text:style-name="P74"/>
        </text:list-item>
      </text:list>
      <text:p text:style-name="P35"><text:span text:style-name="T6">Lab </text:span><text:span text:style-name="T8">2</text:span><text:span text:style-name="T6">:</text:span></text:p>
      <text:p text:style-name="P69"/>
      <text:p text:style-name="P107"><text:span text:style-name="T43">Week </text:span><text:span text:style-name="T46">11</text:span></text:p>
      <text:p text:style-name="P93">Overview:</text:p>
      <text:list xml:id="list223039376044795" text:continue-list="list223037950893390" text:style-name="L9">
        <text:list-item>
          <text:p text:style-name="P75">SEO</text:p>
        </text:list-item>
        <text:list-item>
          <text:p text:style-name="P75">SEM</text:p>
        </text:list-item>
      </text:list>
      <text:p text:style-name="P104"><text:span text:style-name="T7">Lecture </text:span><text:span text:style-name="T8">1</text:span><text:span text:style-name="T7">:</text:span></text:p>
      <text:list xml:id="list3646823056" text:style-name="L22">
        <text:list-item>
          <text:p text:style-name="P76"/>
        </text:list-item>
      </text:list>
      <text:p text:style-name="P104"><text:span text:style-name="T7">Lab </text:span><text:span text:style-name="T9">1</text:span><text:span text:style-name="T7">:</text:span></text:p>
      <text:p text:style-name="P97"><text:span text:style-name="T14"/></text:p>
      <text:p text:style-name="P100">Lecture <text:span text:style-name="T30">2</text:span>:</text:p>
      <text:list xml:id="list223038676239824" text:continue-numbering="true" text:style-name="L22">
        <text:list-item>
          <text:p text:style-name="P76"/>
        </text:list-item>
      </text:list>
      <text:p text:style-name="P35"><text:span text:style-name="T6">Lab </text:span><text:span text:style-name="T8">2</text:span><text:span text:style-name="T6">:</text:span></text:p>
      <text:p text:style-name="P69"/>
      <text:p text:style-name="P107"><text:span text:style-name="T43">Week </text:span><text:span text:style-name="T46">12</text:span></text:p>
      <text:p text:style-name="P93">Overview:</text:p>
      <text:p text:style-name="P94"><text:span text:style-name="T47">FINAL WEEK PRESENTATIONS AND SPEAKERS</text:span></text:p>
      <text:p text:style-name="P6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20pt" officeooo:rsid="00055b95" officeooo:paragraph-rsid="00055b95" style:font-size-asian="20pt" style:font-size-complex="20pt"/>
    </style:style>
    <style:style style:name="MP2" style:family="paragraph" style:parent-style-name="Header">
      <style:paragraph-properties fo:text-align="center" style:justify-single-word="false"/>
      <style:text-properties fo:font-size="16pt" officeooo:rsid="00055b95" officeooo:paragraph-rsid="00055b95" style:font-size-asian="14pt" style:font-size-complex="16pt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officeooo:rsid="0005b86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Full Stack Web Development</text:p>
        <text:p text:style-name="MP1">Workforce Development @ ECC</text:p>
        <text:p text:style-name="MP2"/>
        <text:p text:style-name="MP2">Course Outline</text:p>
      </style:header>
      <style:footer>
        <text:p text:style-name="MP3"><text:page-number text:select-page="current">10</text:page-number><text:s/><text:span text:style-name="MT1">of </text:span><text:span text:style-name="MT1"><text:page-count>12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4T13:00:46.698886735</meta:creation-date>
    <dc:date>2021-02-03T22:27:14.882776877</dc:date>
    <meta:editing-duration>P1DT1H34M32S</meta:editing-duration>
    <meta:editing-cycles>14</meta:editing-cycles>
    <meta:generator>LibreOffice/6.4.6.2$Linux_X86_64 LibreOffice_project/40$Build-2</meta:generator>
    <meta:document-statistic meta:table-count="0" meta:image-count="0" meta:object-count="0" meta:page-count="12" meta:paragraph-count="230" meta:word-count="971" meta:character-count="4619" meta:non-whitespace-character-count="4019"/>
  </office:meta>
</office:document-meta>
</file>